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a sweet treat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my liberty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ally addicted to spicy stuff, now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
but it's a damn sight bett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